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VersionUtil.getLatestVersionNumber( File root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VersionUtil.createNewVersionDirectory( File root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VersionUtil.getNewVersionDirectory( File root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VersionUtil.isVersioned( File rootDirecto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VersionUtil.getVersionNumb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VersionUtil.isReserved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VersionUtil.getLatestVersionDirectory( File rootDirecto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VersionUtil.initializeVersionDirectory( File root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VersionUtil.FileVersion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